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afe" officeooo:paragraph-rsid="00128afe"/>
    </style:style>
    <style:style style:name="P2" style:family="paragraph" style:parent-style-name="Standard">
      <style:text-properties officeooo:rsid="0013ed07" officeooo:paragraph-rsid="0013ed07"/>
    </style:style>
    <style:style style:name="P3" style:family="paragraph" style:parent-style-name="Standard">
      <style:text-properties officeooo:rsid="00174ca1" officeooo:paragraph-rsid="00174ca1"/>
    </style:style>
    <style:style style:name="P4" style:family="paragraph" style:parent-style-name="Text_20_body">
      <style:text-properties officeooo:rsid="00128afe" officeooo:paragraph-rsid="00128afe"/>
    </style:style>
    <style:style style:name="P5" style:family="paragraph" style:parent-style-name="Text_20_body">
      <style:text-properties officeooo:rsid="00158d31" officeooo:paragraph-rsid="00158d31"/>
    </style:style>
    <style:style style:name="P6" style:family="paragraph" style:parent-style-name="Subtitle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officeooo:rsid="00158d31" officeooo:paragraph-rsid="00158d31"/>
    </style:style>
    <style:style style:name="P8" style:family="paragraph" style:parent-style-name="Standard" style:list-style-name="L1">
      <style:text-properties officeooo:rsid="00158d31" officeooo:paragraph-rsid="001928a0"/>
    </style:style>
    <style:style style:name="P9" style:family="paragraph" style:parent-style-name="Standard" style:list-style-name="L1">
      <style:text-properties fo:font-weight="bold" officeooo:rsid="00158d31" officeooo:paragraph-rsid="00158d31" style:font-weight-asian="bold" style:font-weight-complex="bold"/>
    </style:style>
    <style:style style:name="P10" style:family="paragraph" style:parent-style-name="Standard" style:list-style-name="L1">
      <style:text-properties fo:font-weight="bold" officeooo:rsid="00174ca1" officeooo:paragraph-rsid="00174ca1" style:font-weight-asian="bold" style:font-weight-complex="bold"/>
    </style:style>
    <style:style style:name="P11" style:family="paragraph" style:parent-style-name="Standard" style:list-style-name="L1">
      <style:text-properties officeooo:rsid="00174ca1" officeooo:paragraph-rsid="00174ca1"/>
    </style:style>
    <style:style style:name="P12" style:family="paragraph" style:parent-style-name="Standard" style:list-style-name="L1">
      <style:text-properties officeooo:rsid="00174ca1" officeooo:paragraph-rsid="001928a0"/>
    </style:style>
    <style:style style:name="P13" style:family="paragraph" style:parent-style-name="Standard" style:list-style-name="L1">
      <style:text-properties officeooo:rsid="001928a0" officeooo:paragraph-rsid="001928a0"/>
    </style:style>
    <style:style style:name="P14" style:family="paragraph" style:parent-style-name="Standard">
      <style:text-properties officeooo:rsid="00128afe" officeooo:paragraph-rsid="00128afe"/>
    </style:style>
    <style:style style:name="P15" style:family="paragraph" style:parent-style-name="Text_20_body">
      <style:text-properties officeooo:rsid="001bf59d" officeooo:paragraph-rsid="001bf59d"/>
    </style:style>
    <style:style style:name="P16" style:family="paragraph" style:parent-style-name="Heading_20_1">
      <style:text-properties officeooo:paragraph-rsid="00128afe"/>
    </style:style>
    <style:style style:name="T1" style:family="text">
      <style:text-properties officeooo:rsid="00128afe"/>
    </style:style>
    <style:style style:name="T2" style:family="text">
      <style:text-properties officeooo:rsid="00158d31"/>
    </style:style>
    <style:style style:name="T3" style:family="text">
      <style:text-properties officeooo:rsid="00174ca1"/>
    </style:style>
    <style:style style:name="T4" style:family="text">
      <style:text-properties officeooo:rsid="001928a0"/>
    </style:style>
    <style:style style:name="T5" style:family="text">
      <style:text-properties officeooo:rsid="001b66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P6">Robin Lunde – robinlu – 27.02.2015 - INF319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Difference between MIP and IPv4:</text:h>
      <text:p text:style-name="P2">The biggest difference is the complexity. IPv4 can handle a few more errors and includes a check-sum, to make sure the header is intact. These things are lacking in MIP. The advantage of this is that MIP is a small protocol and as such very easy and fast to handle. It does however mean there is a larger chance of errors occurring, and fewer ways to handle such errors.</text:p>
      <text:p text:style-name="P1"/>
      <text:h text:style-name="Heading_20_1" text:outline-level="1">Graph of function calls:</text:h>
      <text:p text:style-name="P5">MIP-Daemon for the client is called A.</text:p>
      <text:p text:style-name="P5">MIP-Daemon for the server is called B.</text:p>
      <text:list xml:id="list1213525990311377633" text:style-name="L1">
        <text:list-item>
          <text:p text:style-name="P7">Client calls write and sends message to A. B enters select and accepts connection on IPC-socket. Saves connection in Accpt-socket</text:p>
        </text:list-item>
        <text:list-item>
          <text:p text:style-name="P7">A enters select and accepts connection on IPC-socket. Saves connection in Accpt-socket</text:p>
        </text:list-item>
        <text:list-item>
          <text:p text:style-name="P7">A enters select and finds the Accpt connection. Calls recIPC() and <text:span text:style-name="T5">receives</text:span> message from client.</text:p>
        </text:list-item>
        <text:list-item>
          <text:p text:style-name="P7">A calls decodeBuf() and separates the message and the destination MIP-address.</text:p>
        </text:list-item>
        <text:list-item>
          <text:p text:style-name="P7">A calls findArp() and check if the destination MIP-addr<text:span text:style-name="T5">ess</text:span> is in the ARP-cache</text:p>
          <text:list>
            <text:list-item>
              <text:p text:style-name="P9">MIP is in ARP-cache:</text:p>
              <text:list>
                <text:list-item>
                  <text:p text:style-name="P7">A calls setTransport() to create a MIP-frame</text:p>
                </text:list-item>
                <text:list-item>
                  <text:p text:style-name="P7">A calls createEtherFrame() and creates an Ethernet-frame</text:p>
                </text:list-item>
                <text:list-item>
                  <text:p text:style-name="P7">A calls sendRaw() which sends the frame to the recipient.</text:p>
                </text:list-item>
                <text:list-item>
                  <text:p text:style-name="P7">B enters select and finds <text:span text:style-name="T3">connection on</text:span> the raw <text:span text:style-name="T3">socket</text:span>.</text:p>
                </text:list-item>
                <text:list-item>
                  <text:p text:style-name="P7">B calls recRaw() and <text:span text:style-name="T5">receives</text:span> the Ethernet-frame.</text:p>
                </text:list-item>
                <text:list-item>
                  <text:p text:style-name="P7">B calls findCase() and decides what type of MIP-frame it has received <text:span text:style-name="T3">by calling arpRet() and arp()</text:span>. Detects a transport-frame.</text:p>
                </text:list-item>
                <text:list-item>
                  <text:p text:style-name="P11">B calls sendIPC() and sends the message to the server.</text:p>
                </text:list-item>
                <text:list-item>
                  <text:p text:style-name="P11">Server calls read() and <text:span text:style-name="T5">receives</text:span> the message.</text:p>
                </text:list-item>
                <text:list-item>
                  <text:p text:style-name="P11">Server calls write() and sends “Pong” to B.</text:p>
                </text:list-item>
                <text:list-item>
                  <text:p text:style-name="P11">B enters select and finds connection on Accpt socket.</text:p>
                </text:list-item>
                <text:list-item>
                  <text:p text:style-name="P11">B calls decodeBuf() and tries to decode message.</text:p>
                </text:list-item>
                <text:list-item>
                  <text:p text:style-name="P11">B calls findARP(). Since it was found in A, it has to exist in B (see MIP not in ARP-cache for explanation). </text:p>
                </text:list-item>
                <text:list-item>
                  <text:p text:style-name="P11">B calls setTransport() to create MIP-frame</text:p>
                </text:list-item>
                <text:list-item>
                  <text:p text:style-name="P11">B calls createEtherFrame() to create Ethernet-frame.</text:p>
                </text:list-item>
                <text:list-item>
                  <text:p text:style-name="P11">B calls sendRaw() which send the frame to the recipient.</text:p>
                </text:list-item>
                <text:list-item>
                  <text:p text:style-name="P11">A enters select and finds connection on raw socket.</text:p>
                </text:list-item>
                <text:list-item>
                  <text:p text:style-name="P11">A calls recRaw() which receives the Ethernet-frame.</text:p>
                </text:list-item>
                <text:list-item>
                  <text:p text:style-name="P11">A calls findCase() <text:span text:style-name="T2">and decides what type of MIP-frame it has received </text:span>by calling arpRet() and arp()<text:span text:style-name="T2">. Detects a transport-frame.</text:span></text:p>
                </text:list-item>
                <text:list-item>
                  <text:p text:style-name="P11">A calls sendIPC() and sends the message to the Client.</text:p>
                </text:list-item>
                <text:list-item>
                  <text:p text:style-name="P11">Client calls read() and receives the message, prints it and how long it took to receive an answer ( if it took under 1 second).</text:p>
                </text:list-item>
                <text:list-item>
                  <text:p text:style-name="P11">Client closes.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list xml:id="list163819980666197" text:continue-numbering="true" text:style-name="L1">
        <text:list-item>
          <text:list>
            <text:list-item>
              <text:p text:style-name="P10"><text:soft-page-break/>MIP is not in ARP-cache:</text:p>
              <text:list>
                <text:list-item>
                  <text:p text:style-name="P11">A calls setARP() and creates an ARP-MIP-frame.</text:p>
                </text:list-item>
                <text:list-item>
                  <text:p text:style-name="P11">A calls createEthernetFrame() and creates and Ethernet-frame.</text:p>
                </text:list-item>
                <text:list-item>
                  <text:p text:style-name="P11">A calls sendRaw() and send<text:span text:style-name="T4">s the</text:span> message.</text:p>
                </text:list-item>
                <text:list-item>
                  <text:p text:style-name="P11">A calls setTempTrans() and saves as much of the information it can in a new MIP-frame for later. (This MIP-frame is hereby referenced as Temp MIP-frame).</text:p>
                </text:list-item>
                <text:list-item>
                  <text:p text:style-name="P11">B enters select and finds connection on the raw socket.</text:p>
                </text:list-item>
                <text:list-item>
                  <text:p text:style-name="P11">B calls recRaw() and receives the Ethernet-frame.</text:p>
                </text:list-item>
                <text:list-item>
                  <text:p text:style-name="P12">B calls f<text:span text:style-name="T2">alls findCase() and decides what type of MIP-frame it has received </text:span>by calling arpRet() and arp()<text:span text:style-name="T2">. Detects ARP-MIP-frame.</text:span></text:p>
                </text:list-item>
                <text:list-item>
                  <text:p text:style-name="P13">B calls findARP() and checks if the connection is saved in the ARP-cache. If it is not, it calls saveARP() and saves the connection in the ARP-cache.</text:p>
                </text:list-item>
                <text:list-item>
                  <text:p text:style-name="P13">B calls setARPReturn() and creates an ARP-return-MIP-frame.</text:p>
                </text:list-item>
                <text:list-item>
                  <text:p text:style-name="P13">B calls createEtherFrame() and creates an Ethernet-frame.</text:p>
                </text:list-item>
                <text:list-item>
                  <text:p text:style-name="P13">B calls sendRaw() and sends the message.</text:p>
                </text:list-item>
                <text:list-item>
                  <text:p text:style-name="P13">A enters select and finds connection on the raw socket.</text:p>
                </text:list-item>
                <text:list-item>
                  <text:p text:style-name="P13">A calls recRaw() and receives the Ethernet-frame.</text:p>
                </text:list-item>
                <text:list-item>
                  <text:p text:style-name="P13">A <text:span text:style-name="T2">calls findCase() and decides what type of MIP-frame it has received by calling arpRet() and arp(). </text:span>Detects ARP-return-frame.</text:p>
                </text:list-item>
                <text:list-item>
                  <text:p text:style-name="P13">A calls saveArp() and saves the connection in the ARP-cache.</text:p>
                </text:list-item>
                <text:list-item>
                  <text:p text:style-name="P13">A calls finalTransp() and finalizes Temp MIP-frame, with the last data.</text:p>
                </text:list-item>
                <text:list-item>
                  <text:p text:style-name="P13">A calls createEtherFrame() and creates an Ethernet-frame.</text:p>
                </text:list-item>
                <text:list-item>
                  <text:p text:style-name="P13">A calls sendRaw() and sends the message.</text:p>
                </text:list-item>
                <text:list-item>
                  <text:p text:style-name="P13">B enters select and <text:span text:style-name="T2">finds connection on the raw socket.</text:span></text:p>
                </text:list-item>
                <text:list-item>
                  <text:p text:style-name="P8">B calls recRaw() and <text:span text:style-name="T5">receives</text:span> the Ethernet-frame.</text:p>
                </text:list-item>
                <text:list-item>
                  <text:p text:style-name="P8">B calls findCase() and decides what type of MIP-frame it has received <text:span text:style-name="T3">by calling arpRet() and arp()</text:span>. Detects a transport-frame.</text:p>
                </text:list-item>
                <text:list-item>
                  <text:p text:style-name="P12">B calls sendIPC() and sends the message to the server.</text:p>
                </text:list-item>
                <text:list-item>
                  <text:p text:style-name="P12">Server calls read() and <text:span text:style-name="T5">receives</text:span> the message.</text:p>
                </text:list-item>
                <text:list-item>
                  <text:p text:style-name="P12">Server calls write() and sends “Pong” to B.</text:p>
                </text:list-item>
                <text:list-item>
                  <text:p text:style-name="P12">B enters select and finds connection on Accpt socket.</text:p>
                </text:list-item>
                <text:list-item>
                  <text:p text:style-name="P12">B calls decodeBuf() and tries to decode message.</text:p>
                </text:list-item>
                <text:list-item>
                  <text:p text:style-name="P12">B calls findARP(). <text:span text:style-name="T4">Step 8 ensures that the connection is in the ARP-cache.</text:span> </text:p>
                </text:list-item>
                <text:list-item>
                  <text:p text:style-name="P12">B calls setTransport() to create MIP-frame</text:p>
                </text:list-item>
                <text:list-item>
                  <text:p text:style-name="P12">B calls createEtherFrame() to create Ethernet-frame.</text:p>
                </text:list-item>
                <text:list-item>
                  <text:p text:style-name="P12">B calls sendRaw() which send the frame to the recipient.</text:p>
                </text:list-item>
                <text:list-item>
                  <text:p text:style-name="P12">A enters select and finds connection on raw socket.</text:p>
                </text:list-item>
                <text:list-item>
                  <text:p text:style-name="P12">A calls recRaw() which receives the Ethernet-frame.</text:p>
                </text:list-item>
                <text:list-item>
                  <text:p text:style-name="P12">A calls findCase() <text:span text:style-name="T2">and decides what type of MIP-frame it has received </text:span>by calling arpRet() and arp()<text:span text:style-name="T2">. Detects a transport-frame.</text:span></text:p>
                </text:list-item>
                <text:list-item>
                  <text:p text:style-name="P12">A calls sendIPC() and sends the message to the Client.</text:p>
                </text:list-item>
                <text:list-item>
                  <text:p text:style-name="P12">Client calls read() and receives the message, prints it and how long it took to receive an answer ( if it took under 1 second).</text:p>
                </text:list-item>
                <text:list-item>
                  <text:p text:style-name="P12">Client closes.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h text:style-name="P16" text:outline-level="1"><text:soft-page-break/><text:span text:style-name="T1">C</text:span>ompiling <text:span text:style-name="T1">and</text:span> <text:span text:style-name="T1">e</text:span>xecuting:</text:h>
      <text:h text:style-name="Heading_20_3" text:outline-level="3">Compiling:</text:h>
      <text:p text:style-name="P4">Compile regularly:<text:tab/>make</text:p>
      <text:p text:style-name="P4">Compile with debug option:<text:tab/>make debug</text:p>
      <text:p text:style-name="P4">Compile with extra error-detection:<text:tab/>make more</text:p>
      <text:p text:style-name="P4">Remove all compiled files:<text:tab/>make clean</text:p>
      <text:p text:style-name="P4">Remove compiled server-files: make cleanserver</text:p>
      <text:p text:style-name="P4">Remove compiled client-files: make cleanclient</text:p>
      <text:p text:style-name="P4">Remove compiled daemon-files: make cleandaemon</text:p>
      <text:h text:style-name="Heading_20_3" text:outline-level="3">Execution:</text:h>
      <text:p text:style-name="P1">Client:<text:tab/>./Client &lt;MIP-daemon-name&gt; &lt;MIP-reciever-ad<text:span text:style-name="T5">d</text:span>ress&gt; &lt;message&gt;</text:p>
      <text:p text:style-name="P1">Server: ./Server &lt;MIP-daemon-name&gt;</text:p>
      <text:p text:style-name="P1">Daemon: ./Daemon &lt;MIP-daemon-name&gt; &lt;Interface*&gt;</text:p>
      <text:p text:style-name="P1">* Interface is the network-adapter you want the raw-socket to use for sending and receiving packages.</text:p>
      <text:h text:style-name="Heading_20_1" text:outline-level="1">List of files:</text:h>
      <text:h text:style-name="Heading_20_3" text:outline-level="3">Program:</text:h>
      <text:p text:style-name="P4">Client.c</text:p>
      <text:p text:style-name="P4">Server.c</text:p>
      <text:p text:style-name="P4">Daemon.c</text:p>
      <text:p text:style-name="P4">Protocol.c</text:p>
      <text:p text:style-name="P4">Transfer.c</text:p>
      <text:p text:style-name="P4">Structs.h</text:p>
      <text:h text:style-name="Heading_20_3" text:outline-level="3">Other:</text:h>
      <text:p text:style-name="P4">Makefile</text:p>
      <text:p text:style-name="P4">DesignDocument.pdf</text:p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Notes:</text:h>
      <text:p text:style-name="P15">The program reports memory-leaks in the daemon, but the leaks are always of 0 bytes. If I try to free the variables, I get a x is on top of thread 1's stack. I assume this is because it is used in the other daemon and makes no difference since there is no ACTUAL leak.</text:p>
      <text:p text:style-name="P15">The amount of connections the daemon can accept, can be changed by the define maxCon in Daemon.c. It is currently set to 1000.</text:p>
      <text:p text:style-name="P15">The program should be ran with initiating the daemons first, then initiating the server and lastly the client.</text:p>
      <text:p text:style-name="P15">There can only be one client or server connected to a daemon.</text:p>
      <text:p text:style-name="P15">If the program crashes, the file-descriptors may not be closed correctly and have to be deleted, if you want to try with the same file-descriptors again. If not an error will occ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5:18:56.501394798</meta:creation-date>
    <meta:generator>LibreOffice/4.2.7.2$Linux_X86_64 LibreOffice_project/420m0$Build-2</meta:generator>
    <dc:date>2015-02-27T16:38:18.271327365</dc:date>
    <meta:editing-duration>PT48M30S</meta:editing-duration>
    <meta:editing-cycles>6</meta:editing-cycles>
    <meta:document-statistic meta:table-count="0" meta:image-count="0" meta:object-count="0" meta:page-count="5" meta:paragraph-count="101" meta:word-count="1075" meta:character-count="6389" meta:non-whitespace-character-count="5475"/>
  </office:meta>
</office:document-meta>
</file>